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/>
    <style:font-face style:name="Wingdings" svg:font-family="Wingdings"/>
    <style:font-face style:name="DejaVu Sans Condensed1" svg:font-family="'DejaVu Sans Condensed'" style:font-family-generic="swiss"/>
    <style:font-face style:name="Calibri1" svg:font-family="Calibri" style:font-family-generic="modern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 Condensed" svg:font-family="'DejaVu Sans Condensed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Standard">
      <style:paragraph-properties fo:margin-top="0cm" fo:margin-bottom="0.499cm"/>
    </style:style>
    <style:style style:name="P3" style:family="paragraph" style:parent-style-name="Standard">
      <style:text-properties fo:color="#383a42" style:font-name="Courier New" fo:font-size="10pt" fo:letter-spacing="0.004cm" style:font-size-asian="10pt" style:font-name-complex="Courier New2" style:font-size-complex="10pt"/>
    </style:style>
    <style:style style:name="P4" style:family="paragraph" style:parent-style-name="Standard">
      <style:paragraph-properties fo:margin-left="1.249cm" fo:margin-right="0cm" fo:text-indent="0cm" style:auto-text-indent="false"/>
    </style:style>
    <style:style style:name="P5" style:family="paragraph" style:parent-style-name="List_20_Paragraph" style:list-style-name="WWNum1">
      <style:text-properties fo:color="#383a42" style:font-name="Courier New" fo:font-size="10pt" fo:letter-spacing="0.004cm" style:font-size-asian="10pt" style:font-name-complex="Courier New2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383a42" style:font-name="Courier New" fo:font-size="10pt" fo:letter-spacing="0.004cm" style:font-size-asian="10pt" style:font-name-complex="Courier New2" style:font-size-complex="10pt"/>
    </style:style>
    <style:style style:name="T2" style:family="text">
      <style:text-properties fo:color="#0c0d0e" style:font-name="Calibri1" fo:font-size="9pt" style:font-size-asian="9pt" style:font-size-complex="9pt" style:font-weight-complex="bold"/>
    </style:style>
    <style:style style:name="T3" style:family="text">
      <style:text-properties fo:color="#0c0d0e" style:font-name="Calibri1" fo:font-size="9pt" style:font-size-asian="9pt" style:font-name-complex="Calibri1" style:font-size-complex="9pt" style:font-weight-complex="bold"/>
    </style:style>
    <style:style style:name="T4" style:family="text">
      <style:text-properties fo:color="#0c0d0e" style:font-name="Calibri" fo:font-size="9pt" style:font-name-asian="NSimSun" style:font-size-asian="9pt" style:font-name-complex="Calibri2" style:font-size-complex="9pt" style:font-weight-complex="bold"/>
    </style:style>
    <style:style style:name="T5" style:family="text">
      <style:text-properties fo:color="#0c0d0e" style:font-name="Calibri" fo:font-size="15pt" fo:font-weight="bold" style:font-name-asian="NSimSun" style:font-size-asian="15pt" style:font-weight-asian="bold" style:font-name-complex="Calibri2" style:font-size-complex="15pt" style:font-weight-complex="bold"/>
    </style:style>
    <style:style style:name="T6" style:family="text">
      <style:text-properties fo:color="#0c0d0e" style:font-name="Calibri" fo:font-size="12pt" fo:font-style="italic" style:font-name-asian="NSimSun" style:font-size-asian="12pt" style:font-style-asian="italic" style:font-name-complex="Calibri2" style:font-size-complex="12pt" style:font-style-complex="italic" style:font-weight-complex="bold"/>
    </style:style>
    <style:style style:name="T7" style:family="text">
      <style:text-properties fo:color="#0c0d0e" style:font-name="Calibri" fo:font-size="12pt" style:font-name-asian="NSimSun" style:font-size-asian="12pt" style:font-name-complex="Calibri2" style:font-size-complex="12pt" style:font-weight-complex="bold"/>
    </style:style>
    <style:style style:name="T8" style:family="text">
      <style:text-properties fo:color="#0c0d0e" style:font-name="Calibri" style:font-name-asian="NSimSun" style:font-name-complex="Calibri2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uto install OS raspberry02w</text:p>
      <text:p text:style-name="P6"/>
      <text:p text:style-name="Standard">Installer raspian 64 bits : <text:a xlink:type="simple" xlink:href="https://www.piwebradio.kevincastejon.fr/pages/install-os" text:style-name="Internet_20_link" text:visited-style-name="Visited_20_Internet_20_Link">PiWebRadio Project (kevincastejon.fr)</text:a></text:p>
      <text:p text:style-name="P4">Telecharger RaspBerry Pi Imager v1.8.5</text:p>
      <text:p text:style-name="P4">Modele de Raspbery Pi : Raspberry Pi Zero 2W</text:p>
      <text:p text:style-name="P4">OS : RaspBerry Pi OS (64 bit)</text:p>
      <text:p text:style-name="P4">Stockage : MASS STORAGE DEVICE USB</text:p>
      <text:p text:style-name="P3"/>
      <text:p text:style-name="P3">pour communiquer par FTP via filezilla :</text:p>
      <text:list xml:id="list5870009400804960437" text:style-name="WWNum1">
        <text:list-item>
          <text:p text:style-name="P5">Menu/préférences/configuration du RaspBerry Pi/Interfaces/SSH :ON</text:p>
        </text:list-item>
        <text:list-item>
          <text:p text:style-name="P5">Config de filezilla </text:p>
          <text:list>
            <text:list-item>
              <text:p text:style-name="P5">Protocole SFTP – SSH File</text:p>
            </text:list-item>
            <text:list-item>
              <text:p text:style-name="P5">Hôte 192.168.1.19</text:p>
            </text:list-item>
            <text:list-item>
              <text:p text:style-name="P5">Type d’authentification : Normale</text:p>
            </text:list-item>
            <text:list-item>
              <text:p text:style-name="P5">Utilisateur : pierre</text:p>
            </text:list-item>
            <text:list-item>
              <text:p text:style-name="P5">Mot de passe : topgun12</text:p>
            </text:list-item>
          </text:list>
        </text:list-item>
      </text:list>
      <text:p text:style-name="Standard"/>
      <text:p text:style-name="Standard"><text:span text:style-name="token"><text:span text:style-name="T1">sudo</text:span></text:span><text:span text:style-name="T1"> </text:span><text:span text:style-name="token"><text:span text:style-name="T1">apt-get</text:span></text:span><text:span text:style-name="T1"> update </text:span></text:p>
      <text:p text:style-name="Standard"><text:span text:style-name="token"><text:span text:style-name="T1">sudo</text:span></text:span><text:span text:style-name="T1"> </text:span><text:span text:style-name="token"><text:span text:style-name="T1">apt-get</text:span></text:span><text:span text:style-name="T1"> upgrade –y</text:span></text:p>
      <text:p text:style-name="P3"/>
      <text:p text:style-name="P3">activer mode PWM pour la sortie audio :</text:p>
      <text:p text:style-name="P3">sudo nano /boot/firmware/config.txt</text:p>
      <text:p text:style-name="P1"><text:span text:style-name="Source_20_Text">dtoverlay=pwm-2chan,pin=18,func=2,pin2=13,func2=4</text:span></text:p>
      <text:p text:style-name="Standard"/>
      <text:p text:style-name="Standard">sudo nano /etc/asound.conf</text:p>
      <text:p text:style-name="Standard">ajouter</text:p>
      <text:p text:style-name="P1">defaults.pcm.card 1</text:p>
      <text:p text:style-name="P1">defaults.ctl.card 1</text:p>
      <text:p text:style-name="Standard"><text:span text:style-name="HTML_20_Code"><text:span text:style-name="T5">activer le mode audio mono</text:span></text:span></text:p>
      <text:p text:style-name="Standard"><text:span text:style-name="HTML_20_Code"><text:span text:style-name="T6">ref : https://askubuntu.com/questions/17791/can-i-downmix-stereo-audio-to-mono</text:span></text:span></text:p>
      <text:p text:style-name="Standard"><text:span text:style-name="HTML_20_Code"><text:span text:style-name="T7">&gt;sudo raspi-config</text:span></text:span></text:p>
      <text:p text:style-name="Standard"><text:soft-page-break/><text:span text:style-name="HTML_20_Code"><text:span text:style-name="T7"><text:tab/>sélectionner advanced options/audio config/pulseaudio</text:span></text:span></text:p>
      <text:p text:style-name="Standard"><text:span text:style-name="HTML_20_Code"><text:span text:style-name="T7">&gt;pacmd list-sinks | grep name:</text:span></text:span></text:p>
      <text:p text:style-name="Standard"><text:span text:style-name="HTML_20_Code"><text:span text:style-name="T7">copier le nom du device (sans les crochets) : <text:s/></text:span></text:span><text:span text:style-name="HTML_20_Code"><text:span text:style-name="T8">alsa_output.platform-bcm2835_audio.analog-stereo</text:span></text:span></text:p>
      <text:p text:style-name="Standard"><text:span text:style-name="HTML_20_Code"><text:span text:style-name="T7">ajouter les 2 lignes suivantes dans etc</text:span></text:span><text:span text:style-name="HTML_20_Code"><text:span text:style-name="T6">/</text:span></text:span><text:span text:style-name="HTML_20_Code"><text:span text:style-name="T7">pulse/default.pa :</text:span></text:span></text:p>
      <text:p text:style-name="Standard"><text:span text:style-name="HTML_20_Code"><text:span text:style-name="T4">load-module module-remap-sink sink_name=mono master=</text:span></text:span><text:span text:style-name="HTML_20_Code"><text:span text:style-name="T8">alsa_output.platform-bcm2835_audio.analog-stereo</text:span></text:span><text:span text:style-name="HTML_20_Code"><text:span text:style-name="T4"> channels=2 channel_map=mono,mono</text:span></text:span></text:p>
      <text:p text:style-name="P2"><text:span text:style-name="Source_20_Text"><text:span text:style-name="T2">set-default-sink</text:span></text:span><text:span text:style-name="Source_20_Text"><text:span text:style-name="T3"> <text:s/></text:span></text:span><text:span text:style-name="HTML_20_Code"><text:span text:style-name="T4">mon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/>
    <style:font-face style:name="Wingdings" svg:font-family="Wingdings"/>
    <style:font-face style:name="DejaVu Sans Condensed1" svg:font-family="'DejaVu Sans Condensed'" style:font-family-generic="swiss"/>
    <style:font-face style:name="Calibri1" svg:font-family="Calibri" style:font-family-generic="modern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 Condensed" svg:font-family="'DejaVu Sans Condensed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Noto Sans CJK SC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fr" style:country-asian="FR" style:font-name-complex="Courier New2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oken" style:family="text" style:parent-style-name="Default_20_Paragraph_20_Font"/>
    <style:style style:name="Préformaté_20_HTML_20_Car" style:display-name="Préformaté HTML Car" style:family="text" style:parent-style-name="Default_20_Paragraph_20_Font">
      <style:text-properties style:font-name="Courier New" fo:font-size="10pt" style:font-name-asian="Times New Roman1" style:font-size-asian="10pt" style:language-asian="fr" style:country-asian="FR" style:font-name-complex="Courier New2" style:font-size-complex="10pt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2" style:font-size-complex="10pt"/>
    </style:style>
    <style:style style:name="hljs-keyword" style:family="text" style:parent-style-name="Default_20_Paragraph_20_Font"/>
    <style:style style:name="hljs-string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w" style:family="text" style:parent-style-name="Default_20_Paragraph_20_Font"/>
    <style:style style:name="hljs-meta" style:family="text" style:parent-style-name="Default_20_Paragraph_20_Font"/>
    <style:style style:name="n" style:family="text" style:parent-style-name="Default_20_Paragraph_20_Font"/>
    <style:style style:name="o" style:family="text" style:parent-style-name="Default_20_Paragraph_20_Font"/>
    <style:style style:name="err" style:family="text" style:parent-style-name="Default_20_Paragraph_20_Font"/>
    <style:style style:name="p" style:family="text" style:parent-style-name="Default_20_Paragraph_20_Font"/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fo:font-size="10pt" style:font-size-asian="10pt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5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2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9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61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5.73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00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71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9.54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istrateur</meta:initial-creator>
    <dc:creator>pierre lemerle</dc:creator>
    <meta:editing-cycles>126</meta:editing-cycles>
    <meta:creation-date>2024-06-25T17:34:00</meta:creation-date>
    <dc:date>2025-02-06T22:39:27</dc:date>
    <meta:editing-duration>P1DT7H41M23S</meta:editing-duration>
    <meta:generator>OpenOffice/4.1.15$Unix OpenOffice.org_project/4115m2$Build-9813</meta:generator>
    <meta:document-statistic meta:table-count="0" meta:image-count="0" meta:object-count="0" meta:page-count="2" meta:paragraph-count="32" meta:word-count="152" meta:character-count="123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